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0313in" table:align="left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3.1604in"/>
    </style:style>
    <style:style style:name="Table1.A1" style:family="table-cell">
      <style:table-cell-properties style:vertical-align="bottom" fo:padding="0.0382in" fo:border-left="0.0007in solid #000000" fo:border-right="none" fo:border-top="0.0007in solid #000000" fo:border-bottom="none"/>
    </style:style>
    <style:style style:name="Table1.B1" style:family="table-cell">
      <style:table-cell-properties fo:padding="0.0382in" fo:border-left="none" fo:border-right="0.0007in solid #000000" fo:border-top="0.0007in solid #000000" fo:border-bottom="none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none" fo:border-right="0.0007in solid #000000" fo:border-top="none" fo:border-bottom="0.0007in solid #000000"/>
    </style:style>
    <style:style style:name="Table2" style:family="table">
      <style:table-properties style:width="4.0417in" table:align="left"/>
    </style:style>
    <style:style style:name="Table2.A" style:family="table-column">
      <style:table-column-properties style:column-width="0.9361in"/>
    </style:style>
    <style:style style:name="Table2.B" style:family="table-column">
      <style:table-column-properties style:column-width="3.1056in"/>
    </style:style>
    <style:style style:name="Table2.A1" style:family="table-cell">
      <style:table-cell-properties style:vertical-align="bottom" fo:padding="0.0382in" fo:border-left="0.0007in solid #000000" fo:border-right="none" fo:border-top="0.0007in solid #000000" fo:border-bottom="none"/>
    </style:style>
    <style:style style:name="Table2.B1" style:family="table-cell">
      <style:table-cell-properties fo:padding="0.0382in" fo:border-left="none" fo:border-right="0.0007in solid #000000" fo:border-top="0.0007in solid #000000" fo:border-bottom="none"/>
    </style:style>
    <style:style style:name="Table2.A2" style:family="table-cell">
      <style:table-cell-properties fo:padding="0.0382in" fo:border-left="0.0007in solid #000000" fo:border-right="none" fo:border-top="none" fo:border-bottom="none"/>
    </style:style>
    <style:style style:name="Table2.B2" style:family="table-cell">
      <style:table-cell-properties fo:padding="0.0382in" fo:border-left="none" fo:border-right="0.0007in solid #000000" fo:border-top="none" fo:border-bottom="none"/>
    </style:style>
    <style:style style:name="Table2.A3" style:family="table-cell">
      <style:table-cell-properties fo:padding="0.0382in" fo:border-left="0.0007in solid #000000" fo:border-right="none" fo:border-top="none" fo:border-bottom="0.0007in solid #000000"/>
    </style:style>
    <style:style style:name="Table2.B3" style:family="table-cell">
      <style:table-cell-properties fo:padding="0.0382in" fo:border-left="none" fo:border-right="0.0007in solid #000000" fo:border-top="none" fo:border-bottom="0.0007in solid #000000"/>
    </style:style>
    <style:style style:name="Table3" style:family="table">
      <style:table-properties style:width="4.0417in" table:align="left"/>
    </style:style>
    <style:style style:name="Table3.A" style:family="table-column">
      <style:table-column-properties style:column-width="0.9903in"/>
    </style:style>
    <style:style style:name="Table3.B" style:family="table-column">
      <style:table-column-properties style:column-width="3.0514in"/>
    </style:style>
    <style:style style:name="Table3.A1" style:family="table-cell">
      <style:table-cell-properties style:vertical-align="bottom" fo:padding="0.0382in" fo:border-left="0.0007in solid #000000" fo:border-right="none" fo:border-top="0.0007in solid #000000" fo:border-bottom="none"/>
    </style:style>
    <style:style style:name="Table3.B1" style:family="table-cell">
      <style:table-cell-properties fo:padding="0.0382in" fo:border-left="none" fo:border-right="0.0007in solid #000000" fo:border-top="0.0007in solid #000000" fo:border-bottom="none"/>
    </style:style>
    <style:style style:name="Table3.A2" style:family="table-cell">
      <style:table-cell-properties fo:padding="0.0382in" fo:border-left="0.0007in solid #000000" fo:border-right="none" fo:border-top="none" fo:border-bottom="none"/>
    </style:style>
    <style:style style:name="Table3.B2" style:family="table-cell">
      <style:table-cell-properties fo:padding="0.0382in" fo:border-left="none" fo:border-right="0.0007in solid #000000" fo:border-top="none" fo:border-bottom="none"/>
    </style:style>
    <style:style style:name="Table3.A3" style:family="table-cell">
      <style:table-cell-properties fo:padding="0.0382in" fo:border-left="0.0007in solid #000000" fo:border-right="none" fo:border-top="none" fo:border-bottom="0.0007in solid #000000"/>
    </style:style>
    <style:style style:name="Table3.B3" style:family="table-cell">
      <style:table-cell-properties fo:padding="0.0382in" fo:border-left="none" fo:border-right="0.0007in solid #000000" fo:border-top="none" fo:border-bottom="0.0007in solid #000000"/>
    </style:style>
    <style:style style:name="Table7" style:family="table">
      <style:table-properties style:width="4.0417in" table:align="left"/>
    </style:style>
    <style:style style:name="Table7.A" style:family="table-column">
      <style:table-column-properties style:column-width="0.9361in"/>
    </style:style>
    <style:style style:name="Table7.B" style:family="table-column">
      <style:table-column-properties style:column-width="3.1056in"/>
    </style:style>
    <style:style style:name="Table7.A1" style:family="table-cell">
      <style:table-cell-properties style:vertical-align="bottom" fo:padding="0.0382in" fo:border-left="0.0007in solid #000000" fo:border-right="none" fo:border-top="0.0007in solid #000000" fo:border-bottom="none"/>
    </style:style>
    <style:style style:name="Table7.B1" style:family="table-cell">
      <style:table-cell-properties fo:padding="0.0382in" fo:border-left="none" fo:border-right="0.0007in solid #000000" fo:border-top="0.0007in solid #000000" fo:border-bottom="none"/>
    </style:style>
    <style:style style:name="Table7.A2" style:family="table-cell">
      <style:table-cell-properties fo:padding="0.0382in" fo:border-left="0.0007in solid #000000" fo:border-right="none" fo:border-top="none" fo:border-bottom="none"/>
    </style:style>
    <style:style style:name="Table7.B2" style:family="table-cell">
      <style:table-cell-properties fo:padding="0.0382in" fo:border-left="none" fo:border-right="0.0007in solid #000000" fo:border-top="none" fo:border-bottom="none"/>
    </style:style>
    <style:style style:name="Table7.A3" style:family="table-cell">
      <style:table-cell-properties fo:padding="0.0382in" fo:border-left="0.0007in solid #000000" fo:border-right="none" fo:border-top="none" fo:border-bottom="0.0007in solid #000000"/>
    </style:style>
    <style:style style:name="Table7.B3" style:family="table-cell">
      <style:table-cell-properties fo:padding="0.0382in" fo:border-left="none" fo:border-right="0.0007in solid #000000" fo:border-top="none" fo:border-bottom="0.0007in solid #000000"/>
    </style:style>
    <style:style style:name="Table4" style:family="table">
      <style:table-properties style:width="4.0417in" table:align="left"/>
    </style:style>
    <style:style style:name="Table4.A" style:family="table-column">
      <style:table-column-properties style:column-width="0.9361in"/>
    </style:style>
    <style:style style:name="Table4.B" style:family="table-column">
      <style:table-column-properties style:column-width="3.1056in"/>
    </style:style>
    <style:style style:name="Table4.A1" style:family="table-cell">
      <style:table-cell-properties style:vertical-align="bottom" fo:padding="0.0382in" fo:border-left="0.0007in solid #000000" fo:border-right="none" fo:border-top="0.0007in solid #000000" fo:border-bottom="none"/>
    </style:style>
    <style:style style:name="Table4.B1" style:family="table-cell">
      <style:table-cell-properties fo:padding="0.0382in" fo:border-left="none" fo:border-right="0.0007in solid #000000" fo:border-top="0.0007in solid #000000" fo:border-bottom="none"/>
    </style:style>
    <style:style style:name="Table4.A2" style:family="table-cell">
      <style:table-cell-properties fo:padding="0.0382in" fo:border-left="0.0007in solid #000000" fo:border-right="none" fo:border-top="none" fo:border-bottom="none"/>
    </style:style>
    <style:style style:name="Table4.B2" style:family="table-cell">
      <style:table-cell-properties fo:padding="0.0382in" fo:border-left="none" fo:border-right="0.0007in solid #000000" fo:border-top="none" fo:border-bottom="none"/>
    </style:style>
    <style:style style:name="Table4.A3" style:family="table-cell">
      <style:table-cell-properties fo:padding="0.0382in" fo:border-left="0.0007in solid #000000" fo:border-right="none" fo:border-top="none" fo:border-bottom="0.0007in solid #000000"/>
    </style:style>
    <style:style style:name="Table4.B3" style:family="table-cell">
      <style:table-cell-properties fo:padding="0.0382in" fo:border-left="none" fo:border-right="0.0007in solid #000000" fo:border-top="none" fo:border-bottom="0.0007in solid #000000"/>
    </style:style>
    <style:style style:name="Table5" style:family="table">
      <style:table-properties style:width="4.0417in" table:align="left"/>
    </style:style>
    <style:style style:name="Table5.A" style:family="table-column">
      <style:table-column-properties style:column-width="0.9361in"/>
    </style:style>
    <style:style style:name="Table5.B" style:family="table-column">
      <style:table-column-properties style:column-width="3.1056in"/>
    </style:style>
    <style:style style:name="Table5.A1" style:family="table-cell">
      <style:table-cell-properties style:vertical-align="bottom" fo:padding="0.0382in" fo:border-left="0.0007in solid #000000" fo:border-right="none" fo:border-top="0.0007in solid #000000" fo:border-bottom="none"/>
    </style:style>
    <style:style style:name="Table5.B1" style:family="table-cell">
      <style:table-cell-properties fo:padding="0.0382in" fo:border-left="none" fo:border-right="0.0007in solid #000000" fo:border-top="0.0007in solid #000000" fo:border-bottom="none"/>
    </style:style>
    <style:style style:name="Table5.A2" style:family="table-cell">
      <style:table-cell-properties fo:padding="0.0382in" fo:border-left="0.0007in solid #000000" fo:border-right="none" fo:border-top="none" fo:border-bottom="none"/>
    </style:style>
    <style:style style:name="Table5.B2" style:family="table-cell">
      <style:table-cell-properties fo:padding="0.0382in" fo:border-left="none" fo:border-right="0.0007in solid #000000" fo:border-top="none" fo:border-bottom="none"/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B3" style:family="table-cell">
      <style:table-cell-properties fo:padding="0.0382in" fo:border-left="none" fo:border-right="0.0007in solid #000000" fo:border-top="none" fo:border-bottom="0.0007in solid #000000"/>
    </style:style>
    <style:style style:name="Table6" style:family="table">
      <style:table-properties style:width="4.0313in" table:align="left"/>
    </style:style>
    <style:style style:name="Table6.A" style:family="table-column">
      <style:table-column-properties style:column-width="0.8708in"/>
    </style:style>
    <style:style style:name="Table6.B" style:family="table-column">
      <style:table-column-properties style:column-width="3.1604in"/>
    </style:style>
    <style:style style:name="Table6.A1" style:family="table-cell">
      <style:table-cell-properties style:vertical-align="bottom" fo:padding="0.0382in" fo:border-left="0.0007in solid #000000" fo:border-right="none" fo:border-top="0.0007in solid #000000" fo:border-bottom="none"/>
    </style:style>
    <style:style style:name="Table6.B1" style:family="table-cell">
      <style:table-cell-properties fo:padding="0.0382in" fo:border-left="none" fo:border-right="0.0007in solid #000000" fo:border-top="0.0007in solid #000000" fo:border-bottom="none"/>
    </style:style>
    <style:style style:name="Table6.A2" style:family="table-cell">
      <style:table-cell-properties fo:padding="0.0382in" fo:border-left="0.0007in solid #000000" fo:border-right="none" fo:border-top="none" fo:border-bottom="none"/>
    </style:style>
    <style:style style:name="Table6.B2" style:family="table-cell">
      <style:table-cell-properties fo:padding="0.0382in" fo:border-left="none" fo:border-right="0.0007in solid #000000" fo:border-top="none" fo:border-bottom="none"/>
    </style:style>
    <style:style style:name="Table6.A3" style:family="table-cell">
      <style:table-cell-properties fo:padding="0.0382in" fo:border-left="0.0007in solid #000000" fo:border-right="none" fo:border-top="none" fo:border-bottom="0.0007in solid #000000"/>
    </style:style>
    <style:style style:name="Table6.B3" style:family="table-cell">
      <style:table-cell-properties fo:padding="0.0382in" fo:border-left="none" fo:border-right="0.0007in solid #000000" fo:border-top="none" fo:border-bottom="0.0007in solid #000000"/>
    </style:style>
    <style:style style:name="Table8" style:family="table">
      <style:table-properties style:width="4.0417in" table:align="left"/>
    </style:style>
    <style:style style:name="Table8.A" style:family="table-column">
      <style:table-column-properties style:column-width="0.9361in"/>
    </style:style>
    <style:style style:name="Table8.B" style:family="table-column">
      <style:table-column-properties style:column-width="3.1056in"/>
    </style:style>
    <style:style style:name="Table8.A1" style:family="table-cell">
      <style:table-cell-properties style:vertical-align="bottom" fo:padding="0.0382in" fo:border-left="0.0007in solid #000000" fo:border-right="none" fo:border-top="0.0007in solid #000000" fo:border-bottom="none"/>
    </style:style>
    <style:style style:name="Table8.B1" style:family="table-cell">
      <style:table-cell-properties fo:padding="0.0382in" fo:border-left="none" fo:border-right="0.0007in solid #000000" fo:border-top="0.0007in solid #000000" fo:border-bottom="none"/>
    </style:style>
    <style:style style:name="Table8.A2" style:family="table-cell">
      <style:table-cell-properties fo:padding="0.0382in" fo:border-left="0.0007in solid #000000" fo:border-right="none" fo:border-top="none" fo:border-bottom="none"/>
    </style:style>
    <style:style style:name="Table8.B2" style:family="table-cell">
      <style:table-cell-properties fo:padding="0.0382in" fo:border-left="none" fo:border-right="0.0007in solid #000000" fo:border-top="none" fo:border-bottom="none"/>
    </style:style>
    <style:style style:name="Table8.A3" style:family="table-cell">
      <style:table-cell-properties fo:padding="0.0382in" fo:border-left="0.0007in solid #000000" fo:border-right="none" fo:border-top="none" fo:border-bottom="0.0007in solid #000000"/>
    </style:style>
    <style:style style:name="Table8.B3" style:family="table-cell">
      <style:table-cell-properties fo:padding="0.0382in" fo:border-left="none" fo:border-right="0.0007in solid #000000" fo:border-top="none" fo:border-bottom="0.0007in solid #000000"/>
    </style:style>
    <style:style style:name="Table9" style:family="table">
      <style:table-properties style:width="4.0417in" table:align="left"/>
    </style:style>
    <style:style style:name="Table9.A" style:family="table-column">
      <style:table-column-properties style:column-width="0.9361in"/>
    </style:style>
    <style:style style:name="Table9.B" style:family="table-column">
      <style:table-column-properties style:column-width="3.1056in"/>
    </style:style>
    <style:style style:name="Table9.A1" style:family="table-cell">
      <style:table-cell-properties style:vertical-align="bottom" fo:padding="0.0382in" fo:border-left="0.0007in solid #000000" fo:border-right="none" fo:border-top="0.0007in solid #000000" fo:border-bottom="none"/>
    </style:style>
    <style:style style:name="Table9.B1" style:family="table-cell">
      <style:table-cell-properties fo:padding="0.0382in" fo:border-left="none" fo:border-right="0.0007in solid #000000" fo:border-top="0.0007in solid #000000" fo:border-bottom="none"/>
    </style:style>
    <style:style style:name="Table9.A2" style:family="table-cell">
      <style:table-cell-properties fo:padding="0.0382in" fo:border-left="0.0007in solid #000000" fo:border-right="none" fo:border-top="none" fo:border-bottom="none"/>
    </style:style>
    <style:style style:name="Table9.B2" style:family="table-cell">
      <style:table-cell-properties fo:padding="0.0382in" fo:border-left="none" fo:border-right="0.0007in solid #000000" fo:border-top="none" fo:border-bottom="none"/>
    </style:style>
    <style:style style:name="Table9.A3" style:family="table-cell">
      <style:table-cell-properties fo:padding="0.0382in" fo:border-left="0.0007in solid #000000" fo:border-right="none" fo:border-top="none" fo:border-bottom="0.0007in solid #000000"/>
    </style:style>
    <style:style style:name="Table9.B3" style:family="table-cell">
      <style:table-cell-properties fo:padding="0.0382in" fo:border-left="none" fo:border-right="0.0007in solid #000000" fo:border-top="none" fo:border-bottom="0.0007in solid #000000"/>
    </style:style>
    <style:style style:name="Table10" style:family="table">
      <style:table-properties style:width="4.0417in" table:align="left"/>
    </style:style>
    <style:style style:name="Table10.A" style:family="table-column">
      <style:table-column-properties style:column-width="0.9361in"/>
    </style:style>
    <style:style style:name="Table10.B" style:family="table-column">
      <style:table-column-properties style:column-width="3.1056in"/>
    </style:style>
    <style:style style:name="Table10.A1" style:family="table-cell">
      <style:table-cell-properties style:vertical-align="bottom" fo:padding="0.0382in" fo:border-left="0.0007in solid #000000" fo:border-right="none" fo:border-top="0.0007in solid #000000" fo:border-bottom="none"/>
    </style:style>
    <style:style style:name="Table10.B1" style:family="table-cell">
      <style:table-cell-properties fo:padding="0.0382in" fo:border-left="none" fo:border-right="0.0007in solid #000000" fo:border-top="0.0007in solid #000000" fo:border-bottom="none"/>
    </style:style>
    <style:style style:name="Table10.A2" style:family="table-cell">
      <style:table-cell-properties fo:padding="0.0382in" fo:border-left="0.0007in solid #000000" fo:border-right="none" fo:border-top="none" fo:border-bottom="none"/>
    </style:style>
    <style:style style:name="Table10.B2" style:family="table-cell">
      <style:table-cell-properties fo:padding="0.0382in" fo:border-left="none" fo:border-right="0.0007in solid #000000" fo:border-top="none" fo:border-bottom="none"/>
    </style:style>
    <style:style style:name="Table10.A3" style:family="table-cell">
      <style:table-cell-properties fo:padding="0.0382in" fo:border-left="0.0007in solid #000000" fo:border-right="none" fo:border-top="none" fo:border-bottom="0.0007in solid #000000"/>
    </style:style>
    <style:style style:name="Table10.B3" style:family="table-cell">
      <style:table-cell-properties fo:padding="0.0382in" fo:border-left="none" fo:border-right="0.0007in solid #000000" fo:border-top="none" fo:border-bottom="0.0007in solid #000000"/>
    </style:style>
    <style:style style:name="Table11" style:family="table">
      <style:table-properties style:width="4.0417in" table:align="left"/>
    </style:style>
    <style:style style:name="Table11.A" style:family="table-column">
      <style:table-column-properties style:column-width="0.9361in"/>
    </style:style>
    <style:style style:name="Table11.B" style:family="table-column">
      <style:table-column-properties style:column-width="3.1056in"/>
    </style:style>
    <style:style style:name="Table11.A1" style:family="table-cell">
      <style:table-cell-properties style:vertical-align="bottom" fo:padding="0.0382in" fo:border-left="0.0007in solid #000000" fo:border-right="none" fo:border-top="0.0007in solid #000000" fo:border-bottom="none"/>
    </style:style>
    <style:style style:name="Table11.B1" style:family="table-cell">
      <style:table-cell-properties fo:padding="0.0382in" fo:border-left="none" fo:border-right="0.0007in solid #000000" fo:border-top="0.0007in solid #000000" fo:border-bottom="none"/>
    </style:style>
    <style:style style:name="Table11.A2" style:family="table-cell">
      <style:table-cell-properties fo:padding="0.0382in" fo:border-left="0.0007in solid #000000" fo:border-right="none" fo:border-top="none" fo:border-bottom="none"/>
    </style:style>
    <style:style style:name="Table11.B2" style:family="table-cell">
      <style:table-cell-properties fo:padding="0.0382in" fo:border-left="none" fo:border-right="0.0007in solid #000000" fo:border-top="none" fo:border-bottom="none"/>
    </style:style>
    <style:style style:name="Table11.A3" style:family="table-cell">
      <style:table-cell-properties fo:padding="0.0382in" fo:border-left="0.0007in solid #000000" fo:border-right="none" fo:border-top="none" fo:border-bottom="0.0007in solid #000000"/>
    </style:style>
    <style:style style:name="Table11.B3" style:family="table-cell">
      <style:table-cell-properties fo:padding="0.0382in" fo:border-left="none" fo:border-right="0.0007in solid #000000" fo:border-top="none" fo:border-bottom="0.0007in solid #000000"/>
    </style:style>
    <style:style style:name="P1" style:family="paragraph" style:parent-style-name="Standard">
      <style:text-properties style:font-name="Pericles" fo:font-weight="bold" style:font-weight-asian="bold" style:font-weight-complex="bold"/>
    </style:style>
    <style:style style:name="P2" style:family="paragraph" style:parent-style-name="Standard">
      <style:text-properties style:font-name="Pericles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3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text-properties style:font-name="Pericles" fo:font-size="10pt" style:font-size-asian="10pt" style:font-size-complex="10pt"/>
    </style:style>
    <style:style style:name="P5" style:family="paragraph" style:parent-style-name="Table_20_Contents">
      <style:text-properties style:font-name="Pericles" fo:font-size="7pt" style:font-size-asian="7pt" style:font-size-complex="7pt"/>
    </style:style>
    <style:style style:name="P6" style:family="paragraph" style:parent-style-name="Table_20_Contents">
      <style:text-properties style:font-name="Pericles" fo:font-size="8pt" style:text-underline-style="solid" style:text-underline-width="auto" style:text-underline-color="font-color" style:font-size-asian="8pt" style:font-size-complex="8pt"/>
    </style:style>
    <style:style style:name="P7" style:family="paragraph" style:parent-style-name="Table_20_Contents">
      <style:text-properties style:font-name="Pericles" fo:font-size="8pt" fo:font-style="italic" style:text-underline-style="none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P9" style:family="paragraph" style:parent-style-name="Table_20_Contents">
      <style:text-properties style:font-name="Pericles" fo:font-size="8pt" fo:font-style="normal" style:text-underline-style="solid" style:text-underline-width="auto" style:text-underline-color="font-color" style:font-size-asian="8pt" style:font-style-asian="normal" style:font-size-complex="8pt" style:font-style-complex="normal"/>
    </style:style>
    <style:style style:name="P10" style:family="paragraph" style:parent-style-name="Table_20_Contents">
      <style:text-properties style:font-name="Pericles"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4" style:family="tex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fo:font-style="italic" style:text-underline-style="none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asts of Anthis</text:p>
      <text:p text:style-name="P1"><text:span text:style-name="T2"/></text:p>
      <text:p text:style-name="P1"><text:span text:style-name="T2">This is a starting list of creatures in a shorthand format for easy reference. Currently, these creatures are scaled for level 1-3 heroes. Most creatures here could be leveled up for tougher encounters.</text:span></text:p>
      <text:p text:style-name="P1"><text:span text:style-name="T2"/></text:p>
      <text:p text:style-name="P1"><text:span text:style-name="T2"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">Rat, Giant</text:p>
          </table:table-cell>
          <table:table-cell table:style-name="Table8.B1" office:value-type="string">
            <text:p text:style-name="P3"><text:span text:style-name="T3">M</text:span><text:span text:style-name="T4"> </text:span><text:span text:style-name="T5">4|</text:span><text:span text:style-name="T3">S</text:span><text:span text:style-name="T5"> 12|</text:span><text:span text:style-name="T3">R</text:span><text:span text:style-name="T5"> 12|</text:span><text:span text:style-name="T3">T</text:span><text:span text:style-name="T5"> 4|</text:span><text:span text:style-name="T3">W</text:span><text:span text:style-name="T5"> 2|</text:span><text:span text:style-name="T3">P</text:span><text:span text:style-name="T5"> 4|</text:span><text:span text:style-name="T3">C</text:span><text:span text:style-name="T5"> 4</text:span></text:p>
          </table:table-cell>
        </table:table-row>
        <table:table-row>
          <table:table-cell table:style-name="Table8.A2" office:value-type="string">
            <text:p text:style-name="P4"/>
          </table:table-cell>
          <table:table-cell table:style-name="Table8.B2" office:value-type="string">
            <text:p text:style-name="P5"><text:span text:style-name="T7">CV</text:span><text:span text:style-name="T1"> 7|</text:span><text:span text:style-name="T7">mv</text:span><text:span text:style-name="T1"> 7|</text:span><text:span text:style-name="T7">ini </text:span><text:span text:style-name="T2">+2</text:span><text:span text:style-name="T1">|</text:span><text:span text:style-name="T7">HP</text:span><text:span text:style-name="T1"> 8(2)|</text:span><text:span text:style-name="T7">AV</text:span><text:span text:style-name="T1"> 0000|</text:span><text:span text:style-name="T7">DG</text:span><text:span text:style-name="T1"> 2d4</text:span></text:p>
          </table:table-cell>
        </table:table-row>
        <table:table-row>
          <table:table-cell table:style-name="Table8.A3" office:value-type="string">
            <text:p text:style-name="P4"/>
          </table:table-cell>
          <table:table-cell table:style-name="Table8.B3" office:value-type="string">
            <text:p text:style-name="P8"><text:span text:style-name="T6">Diseased</text:span><text:span text:style-name="T5"> – On a to-hit roll of 12, victim must save toughness 12 or become diseased(2/skill, charisma)</text:span></text:p>
            <text:p text:style-name="P8"><text:span text:style-name="T6">Nimble</text:span><text:span text:style-name="T5"> – This creature is small and quick and gets +2 defense (def 9)</text:span></text:p>
          </table:table-cell>
        </table:table-row>
      </table:table>
      <text:p text:style-name="P1"><text:span text:style-name="T2"/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">Serpent, Asp</text:p>
          </table:table-cell>
          <table:table-cell table:style-name="Table11.B1" office:value-type="string">
            <text:p text:style-name="P3"><text:span text:style-name="T3">M</text:span><text:span text:style-name="T4"> </text:span><text:span text:style-name="T5">4|</text:span><text:span text:style-name="T3">S</text:span><text:span text:style-name="T5"> 14|</text:span><text:span text:style-name="T3">R</text:span><text:span text:style-name="T5"> 14|</text:span><text:span text:style-name="T3">T</text:span><text:span text:style-name="T5"> 6|</text:span><text:span text:style-name="T3">W</text:span><text:span text:style-name="T5"> 2|</text:span><text:span text:style-name="T3">P</text:span><text:span text:style-name="T5"> 4|</text:span><text:span text:style-name="T3">C</text:span><text:span text:style-name="T5"> 4</text:span></text:p>
          </table:table-cell>
        </table:table-row>
        <table:table-row>
          <table:table-cell table:style-name="Table11.A2" office:value-type="string">
            <text:p text:style-name="P4"/>
          </table:table-cell>
          <table:table-cell table:style-name="Table11.B2" office:value-type="string">
            <text:p text:style-name="P5"><text:span text:style-name="T7">CV</text:span><text:span text:style-name="T1"> 11|</text:span><text:span text:style-name="T7">mv</text:span><text:span text:style-name="T1"> 6|</text:span><text:span text:style-name="T7">ini </text:span><text:span text:style-name="T2">+3</text:span><text:span text:style-name="T1">|</text:span><text:span text:style-name="T7">HP</text:span><text:span text:style-name="T1"> 0(3)|</text:span><text:span text:style-name="T7">AV</text:span><text:span text:style-name="T1"> 3333|</text:span><text:span text:style-name="T7">DG</text:span><text:span text:style-name="T1"> 1d4</text:span></text:p>
          </table:table-cell>
        </table:table-row>
        <table:table-row>
          <table:table-cell table:style-name="Table11.A3" office:value-type="string">
            <text:p text:style-name="P4"/>
          </table:table-cell>
          <table:table-cell table:style-name="Table11.B3" office:value-type="string">
            <text:p text:style-name="P6"><text:span text:style-name="T6">Envenomed</text:span><text:span text:style-name="T5"> – Toughness 14 or take extra 1d4 damage and chill(3)</text:span></text:p>
            <text:p text:style-name="P9">Minion<text:span text:style-name="T8"> – Any damage that causes a wound kills this creature</text:span></text:p>
            <text:p text:style-name="P6"><text:span text:style-name="T6">Slither</text:span><text:span text:style-name="T5"> – Stealth 14, can move away after a sneak attack</text:span></text:p>
            <text:p text:style-name="P7"/>
          </table:table-cell>
        </table:table-row>
      </table:table>
      <text:p text:style-name="P1"><text:span text:style-name="T2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">Serpent, Giant</text:p>
          </table:table-cell>
          <table:table-cell table:style-name="Table10.B1" office:value-type="string">
            <text:p text:style-name="P3"><text:span text:style-name="T3">M</text:span><text:span text:style-name="T4"> </text:span><text:span text:style-name="T5">16|</text:span><text:span text:style-name="T3">S</text:span><text:span text:style-name="T5"> 12|</text:span><text:span text:style-name="T3">R</text:span><text:span text:style-name="T5"> 12|</text:span><text:span text:style-name="T3">T</text:span><text:span text:style-name="T5"> 20|</text:span><text:span text:style-name="T3">W</text:span><text:span text:style-name="T5"> 6|</text:span><text:span text:style-name="T3">P</text:span><text:span text:style-name="T5"> 14|</text:span><text:span text:style-name="T3">C</text:span><text:span text:style-name="T5"> 6</text:span></text:p>
          </table:table-cell>
        </table:table-row>
        <table:table-row>
          <table:table-cell table:style-name="Table10.A2" office:value-type="string">
            <text:p text:style-name="P4"/>
          </table:table-cell>
          <table:table-cell table:style-name="Table10.B2" office:value-type="string">
            <text:p text:style-name="P5"><text:span text:style-name="T7">CV</text:span><text:span text:style-name="T1"> 16|</text:span><text:span text:style-name="T7">mv</text:span><text:span text:style-name="T1"> 6|</text:span><text:span text:style-name="T7">ini </text:span><text:span text:style-name="T2">+1</text:span><text:span text:style-name="T1">|</text:span><text:span text:style-name="T7">HP</text:span><text:span text:style-name="T1"> 36(9)|</text:span><text:span text:style-name="T7">AV</text:span><text:span text:style-name="T1"> 4444|</text:span><text:span text:style-name="T7">DG</text:span><text:span text:style-name="T1"> 2d8</text:span></text:p>
          </table:table-cell>
        </table:table-row>
        <table:table-row>
          <table:table-cell table:style-name="Table10.A3" office:value-type="string">
            <text:p text:style-name="P4"/>
          </table:table-cell>
          <table:table-cell table:style-name="Table10.B3" office:value-type="string">
            <text:p text:style-name="P6"><text:span text:style-name="T6">Bleeder</text:span><text:span text:style-name="T5"> – Attacks have bleed(4)</text:span></text:p>
            <text:p text:style-name="P6"><text:span text:style-name="T6">Envenomed</text:span><text:span text:style-name="T5"> – Toughness 14 or take extra 1d4 damage and chill(3)</text:span></text:p>
            <text:p text:style-name="P6"><text:span text:style-name="T6">Hypnotic Gaze</text:span><text:span text:style-name="T5"> – can hypnotize adjacent target who must save power 14</text:span></text:p>
            <text:p text:style-name="P6"><text:span text:style-name="T6">Slither</text:span><text:span text:style-name="T5"> – Stealth 12, can move away after a sneak attack</text:span></text:p>
            <text:p text:style-name="P7"/>
          </table:table-cell>
        </table:table-row>
      </table:table>
      <text:p text:style-name="P1"><text:span text:style-name="T2"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">Serpent, Large</text:p>
          </table:table-cell>
          <table:table-cell table:style-name="Table9.B1" office:value-type="string">
            <text:p text:style-name="P3"><text:span text:style-name="T3">M</text:span><text:span text:style-name="T4"> </text:span><text:span text:style-name="T5">8|</text:span><text:span text:style-name="T3">S</text:span><text:span text:style-name="T5"> 14|</text:span><text:span text:style-name="T3">R</text:span><text:span text:style-name="T5"> 14|</text:span><text:span text:style-name="T3">T</text:span><text:span text:style-name="T5"> 12|</text:span><text:span text:style-name="T3">W</text:span><text:span text:style-name="T5"> 2|</text:span><text:span text:style-name="T3">P</text:span><text:span text:style-name="T5"> 4|</text:span><text:span text:style-name="T3">C</text:span><text:span text:style-name="T5"> 4</text:span></text:p>
          </table:table-cell>
        </table:table-row>
        <table:table-row>
          <table:table-cell table:style-name="Table9.A2" office:value-type="string">
            <text:p text:style-name="P4"/>
          </table:table-cell>
          <table:table-cell table:style-name="Table9.B2" office:value-type="string">
            <text:p text:style-name="P5"><text:span text:style-name="T7">CV</text:span><text:span text:style-name="T1"> 13|</text:span><text:span text:style-name="T7">mv</text:span><text:span text:style-name="T1"> 7|</text:span><text:span text:style-name="T7">ini </text:span><text:span text:style-name="T2">+2</text:span><text:span text:style-name="T1">|</text:span><text:span text:style-name="T7">HP</text:span><text:span text:style-name="T1"> 20(5)|</text:span><text:span text:style-name="T7">AV</text:span><text:span text:style-name="T1"> 3333|</text:span><text:span text:style-name="T7">DG</text:span><text:span text:style-name="T1"> 2d4</text:span></text:p>
          </table:table-cell>
        </table:table-row>
        <table:table-row>
          <table:table-cell table:style-name="Table9.A3" office:value-type="string">
            <text:p text:style-name="P4"/>
          </table:table-cell>
          <table:table-cell table:style-name="Table9.B3" office:value-type="string">
            <text:p text:style-name="P6"><text:span text:style-name="T6">Envenomed</text:span><text:span text:style-name="T5"> – Toughness 14 or take extra 1d4 damage and chill(3)</text:span></text:p>
            <text:p text:style-name="P6"><text:span text:style-name="T6">Slither</text:span><text:span text:style-name="T5"> – Stealth 14, can move away after a sneak attack</text:span></text:p>
            <text:p text:style-name="P7"/>
          </table:table-cell>
        </table:table-row>
      </table:table>
      <text:p text:style-name="P1"><text:span text:style-name="T2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Skeleton, Brittle</text:p>
          </table:table-cell>
          <table:table-cell table:style-name="Table4.B1" office:value-type="string">
            <text:p text:style-name="P3"><text:span text:style-name="T3">M</text:span><text:span text:style-name="T4"> </text:span><text:span text:style-name="T5">8|</text:span><text:span text:style-name="T3">S</text:span><text:span text:style-name="T5"> 12|</text:span><text:span text:style-name="T3">R</text:span><text:span text:style-name="T5"> 8|</text:span><text:span text:style-name="T3">T</text:span><text:span text:style-name="T5"> 8|</text:span><text:span text:style-name="T3">W</text:span><text:span text:style-name="T5"> 4|</text:span><text:span text:style-name="T3">P</text:span><text:span text:style-name="T5"> 0|</text:span><text:span text:style-name="T3">C</text:span><text:span text:style-name="T5"> 0</text:span></text:p>
          </table:table-cell>
        </table:table-row>
        <table:table-row>
          <table:table-cell table:style-name="Table4.A2" office:value-type="string">
            <text:p text:style-name="P4"/>
          </table:table-cell>
          <table:table-cell table:style-name="Table4.B2" office:value-type="string">
            <text:p text:style-name="P5"><text:span text:style-name="T7">CV</text:span><text:span text:style-name="T1"> 8|</text:span><text:span text:style-name="T7">mv</text:span><text:span text:style-name="T1"> 5|</text:span><text:span text:style-name="T7">ini </text:span><text:span text:style-name="T2">-4</text:span><text:span text:style-name="T1">|</text:span><text:span text:style-name="T7">HP</text:span><text:span text:style-name="T1"> 1(3)|</text:span><text:span text:style-name="T7">AV</text:span><text:span text:style-name="T1"> 0000|</text:span><text:span text:style-name="T7">DG</text:span><text:span text:style-name="T1"> 2d4</text:span></text:p>
          </table:table-cell>
        </table:table-row>
        <table:table-row>
          <table:table-cell table:style-name="Table4.A3" office:value-type="string">
            <text:p text:style-name="P4"/>
          </table:table-cell>
          <table:table-cell table:style-name="Table4.B3" office:value-type="string">
            <text:p text:style-name="P6"><text:span text:style-name="T6">Bony</text:span><text:span text:style-name="T5"> – Piercing, thrusting weapons do 1/2 damage except for head shots which do full</text:span></text:p>
            <text:p text:style-name="P6"><text:span text:style-name="T6">Mindless</text:span><text:span text:style-name="T5"> – Immune to mental attacks and illusions</text:span></text:p>
            <text:p text:style-name="P9">Minion<text:span text:style-name="T8"> – Any damage that causes a wound kills this creature</text:span></text:p>
            <text:p text:style-name="P6"><text:span text:style-name="T6">Shield</text:span><text:span text:style-name="T5"> – Shield gives +1 defense (def 10)</text:span></text:p>
            <text:p text:style-name="P6"><text:span text:style-name="T6">Thrust</text:span><text:span text:style-name="T5"> – -1 to hit for pierce(2)</text:span></text:p>
            <text:p text:style-name="P7"/>
          </table:table-cell>
        </table:table-row>
      </table:table>
      <text:p text:style-name="P1"><text:soft-page-break/><text:span text:style-name="T2"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Skeleton, Warrior</text:p>
          </table:table-cell>
          <table:table-cell table:style-name="Table5.B1" office:value-type="string">
            <text:p text:style-name="P3"><text:span text:style-name="T3">M</text:span><text:span text:style-name="T4"> </text:span><text:span text:style-name="T5">12|</text:span><text:span text:style-name="T3">S</text:span><text:span text:style-name="T5"> 14|</text:span><text:span text:style-name="T3">R</text:span><text:span text:style-name="T5"> 8|</text:span><text:span text:style-name="T3">T</text:span><text:span text:style-name="T5"> 12|</text:span><text:span text:style-name="T3">W</text:span><text:span text:style-name="T5"> 4|</text:span><text:span text:style-name="T3">P</text:span><text:span text:style-name="T5"> 0|</text:span><text:span text:style-name="T3">C</text:span><text:span text:style-name="T5"> 0</text:span></text:p>
          </table:table-cell>
        </table:table-row>
        <table:table-row>
          <table:table-cell table:style-name="Table5.A2" office:value-type="string">
            <text:p text:style-name="P4"/>
          </table:table-cell>
          <table:table-cell table:style-name="Table5.B2" office:value-type="string">
            <text:p text:style-name="P5"><text:span text:style-name="T7">CV</text:span><text:span text:style-name="T1"> 11|</text:span><text:span text:style-name="T7">mv</text:span><text:span text:style-name="T1"> 6|</text:span><text:span text:style-name="T7">ini </text:span><text:span text:style-name="T2">-2</text:span><text:span text:style-name="T1">|</text:span><text:span text:style-name="T7">HP</text:span><text:span text:style-name="T1"> 18(5)|</text:span><text:span text:style-name="T7">AV</text:span><text:span text:style-name="T1"> 0000|</text:span><text:span text:style-name="T7">DG</text:span><text:span text:style-name="T1"> 2d6</text:span></text:p>
          </table:table-cell>
        </table:table-row>
        <table:table-row>
          <table:table-cell table:style-name="Table5.A3" office:value-type="string">
            <text:p text:style-name="P4"/>
          </table:table-cell>
          <table:table-cell table:style-name="Table5.B3" office:value-type="string">
            <text:p text:style-name="P6"><text:span text:style-name="T6">Bony</text:span><text:span text:style-name="T5"> – Piercing, thrusting weapons do 1/2 damage except for head shots which do full</text:span></text:p>
            <text:p text:style-name="P6"><text:span text:style-name="T6">Mindless</text:span><text:span text:style-name="T5"> – Immune to mental attacks and illusions</text:span></text:p>
            <text:p text:style-name="P6"><text:span text:style-name="T6">Shield</text:span><text:span text:style-name="T5"> – Shield gives +1 defense (def 12)</text:span></text:p>
            <text:p text:style-name="P6"><text:span text:style-name="T6">Thrust</text:span><text:span text:style-name="T5"> -- -1 to hit for pierce(2)</text:span></text:p>
            <text:p text:style-name="P7"/>
          </table:table-cell>
        </table:table-row>
      </table:table>
      <text:p text:style-name="P1"><text:span text:style-name="T2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Theyd Captain</text:p>
          </table:table-cell>
          <table:table-cell table:style-name="Table3.B1" office:value-type="string">
            <text:p text:style-name="P3"><text:span text:style-name="T3">M</text:span><text:span text:style-name="T4"> </text:span><text:span text:style-name="T5">14|</text:span><text:span text:style-name="T3">S</text:span><text:span text:style-name="T5"> 12|</text:span><text:span text:style-name="T3">R</text:span><text:span text:style-name="T5"> 12|</text:span><text:span text:style-name="T3">T</text:span><text:span text:style-name="T5"> 14|</text:span><text:span text:style-name="T3">W</text:span><text:span text:style-name="T5"> 8|</text:span><text:span text:style-name="T3">P</text:span><text:span text:style-name="T5"> 8|</text:span><text:span text:style-name="T3">C</text:span><text:span text:style-name="T5"> 8</text:span></text:p>
          </table:table-cell>
        </table:table-row>
        <table:table-row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5"><text:span text:style-name="T7">CV</text:span><text:span text:style-name="T1"> 13|</text:span><text:span text:style-name="T7">mv</text:span><text:span text:style-name="T1"> 7|</text:span><text:span text:style-name="T7">ini</text:span><text:span text:style-name="T1"> +2|</text:span><text:span text:style-name="T7">HP</text:span><text:span text:style-name="T1"> 28(7)|</text:span><text:span text:style-name="T7">AV</text:span><text:span text:style-name="T1"> 2222|</text:span><text:span text:style-name="T7">DG</text:span><text:span text:style-name="T1"> 2d6+1</text:span></text:p>
          </table:table-cell>
        </table:table-row>
        <table:table-row>
          <table:table-cell table:style-name="Table3.A3" office:value-type="string">
            <text:p text:style-name="P4"/>
          </table:table-cell>
          <table:table-cell table:style-name="Table3.B3" office:value-type="string">
            <text:p text:style-name="P6">Bonus Block<text:span text:style-name="T8"> – Extra block/round</text:span></text:p>
            <text:p text:style-name="P6">Disarm(10)<text:span text:style-name="T8"> – High roll allows disarm</text:span></text:p>
            <text:p text:style-name="P6">Inspired<text:span text:style-name="T8"> – 3 inspiration, can use for allies</text:span></text:p>
            <text:p text:style-name="P6">Jagged<text:span text:style-name="T8"> – Attacks have </text:span><text:span text:style-name="T9">bleed(4)</text:span></text:p>
            <text:p text:style-name="P7"/>
          </table:table-cell>
        </table:table-row>
      </table:table>
      <text:p text:style-name="P1"><text:span text:style-name="T2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Theyd Captor</text:p>
          </table:table-cell>
          <table:table-cell table:style-name="Table2.B1" office:value-type="string">
            <text:p text:style-name="P3"><text:span text:style-name="T3">M</text:span><text:span text:style-name="T4"> </text:span><text:span text:style-name="T5">12|</text:span><text:span text:style-name="T3">S</text:span><text:span text:style-name="T5"> 12|</text:span><text:span text:style-name="T3">R</text:span><text:span text:style-name="T5"> 12|</text:span><text:span text:style-name="T3">T</text:span><text:span text:style-name="T5"> 10|</text:span><text:span text:style-name="T3">W</text:span><text:span text:style-name="T5"> 8|</text:span><text:span text:style-name="T3">P</text:span><text:span text:style-name="T5"> 8|</text:span><text:span text:style-name="T3">C</text:span><text:span text:style-name="T5"> 8</text:span></text:p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5"><text:span text:style-name="T7">CV</text:span><text:span text:style-name="T1"> 11|</text:span><text:span text:style-name="T7">mv</text:span><text:span text:style-name="T1"> 6|</text:span><text:span text:style-name="T7">ini</text:span><text:span text:style-name="T1"> +1|</text:span><text:span text:style-name="T7">HP</text:span><text:span text:style-name="T1"> 20(5)|</text:span><text:span text:style-name="T7">AV</text:span><text:span text:style-name="T1"> 1111|</text:span><text:span text:style-name="T7">DG</text:span><text:span text:style-name="T1"> 2d4+1</text:span></text:p>
          </table:table-cell>
        </table:table-row>
        <table:table-row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6">Jagged<text:span text:style-name="T8"> – Attacks have </text:span><text:span text:style-name="T9">bleed(2)</text:span></text:p>
            <text:p text:style-name="P6">Net<text:span text:style-name="T8"> – Hit </text:span><text:span text:style-name="T9">entangles</text:span><text:span text:style-name="T8">, save Mus DL 12</text:span></text:p>
            <text:p text:style-name="P6">Skewer<text:span text:style-name="T8"> – Attacks on entangled foes </text:span><text:span text:style-name="T9">pierce(5)</text:span></text:p>
          </table:table-cell>
        </table:table-row>
      </table:table>
      <text:p text:style-name="P1"><text:span text:style-name="T2"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Theyd Minion</text:p>
          </table:table-cell>
          <table:table-cell table:style-name="Table6.B1" office:value-type="string">
            <text:p text:style-name="P3"><text:span text:style-name="T3">M</text:span><text:span text:style-name="T4"> </text:span><text:span text:style-name="T5">10|</text:span><text:span text:style-name="T3">S</text:span><text:span text:style-name="T5"> 12|</text:span><text:span text:style-name="T3">R</text:span><text:span text:style-name="T5"> 12|</text:span><text:span text:style-name="T3">T</text:span><text:span text:style-name="T5"> 10|</text:span><text:span text:style-name="T3">W</text:span><text:span text:style-name="T5"> 8|</text:span><text:span text:style-name="T3">P</text:span><text:span text:style-name="T5"> 8|</text:span><text:span text:style-name="T3">C</text:span><text:span text:style-name="T5"> 8</text:span></text:p>
          </table:table-cell>
        </table:table-row>
        <table:table-row>
          <table:table-cell table:style-name="Table6.A2" office:value-type="string">
            <text:p text:style-name="P4"/>
          </table:table-cell>
          <table:table-cell table:style-name="Table6.B2" office:value-type="string">
            <text:p text:style-name="P5"><text:span text:style-name="T7">CV</text:span><text:span text:style-name="T1"> 9|</text:span><text:span text:style-name="T7">mv</text:span><text:span text:style-name="T1"> 6|</text:span><text:span text:style-name="T7">ini</text:span><text:span text:style-name="T1"> 0|</text:span><text:span text:style-name="T7">HP</text:span><text:span text:style-name="T1"> 0(5)|</text:span><text:span text:style-name="T7">AV</text:span><text:span text:style-name="T1"> 0000|</text:span><text:span text:style-name="T7">DG</text:span><text:span text:style-name="T1"> 2d4+1</text:span></text:p>
          </table:table-cell>
        </table:table-row>
        <table:table-row>
          <table:table-cell table:style-name="Table6.A3" office:value-type="string">
            <text:p text:style-name="P10"/>
          </table:table-cell>
          <table:table-cell table:style-name="Table6.B3" office:value-type="string">
            <text:p text:style-name="P6">Minion<text:span text:style-name="T8"> – Any damage that causes a wound kills this creature</text:span></text:p>
          </table:table-cell>
        </table:table-row>
      </table:table>
      <text:p text:style-name="P1"><text:span text:style-name="T2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heyd Pirate</text:p>
          </table:table-cell>
          <table:table-cell table:style-name="Table1.B1" office:value-type="string">
            <text:p text:style-name="P3"><text:span text:style-name="T3">M</text:span><text:span text:style-name="T4"> </text:span><text:span text:style-name="T5">10|</text:span><text:span text:style-name="T3">S</text:span><text:span text:style-name="T5"> 12|</text:span><text:span text:style-name="T3">R</text:span><text:span text:style-name="T5"> 12|</text:span><text:span text:style-name="T3">T</text:span><text:span text:style-name="T5"> 10|</text:span><text:span text:style-name="T3">W</text:span><text:span text:style-name="T5"> 8|</text:span><text:span text:style-name="T3">P</text:span><text:span text:style-name="T5"> 8|</text:span><text:span text:style-name="T3">C</text:span><text:span text:style-name="T5"> 8</text:span>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5"><text:span text:style-name="T7">CV</text:span><text:span text:style-name="T1"> 10|</text:span><text:span text:style-name="T7">mv</text:span><text:span text:style-name="T1"> 6|</text:span><text:span text:style-name="T7">ini</text:span><text:span text:style-name="T1"> 0|</text:span><text:span text:style-name="T7">HP</text:span><text:span text:style-name="T1"> 19(5)|</text:span><text:span text:style-name="T7">AV</text:span><text:span text:style-name="T1"> 0000|</text:span><text:span text:style-name="T7">DG</text:span><text:span text:style-name="T1"> 2d4+1</text:span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>Theyd Thug</text:p>
          </table:table-cell>
          <table:table-cell table:style-name="Table7.B1" office:value-type="string">
            <text:p text:style-name="P3"><text:span text:style-name="T3">M</text:span><text:span text:style-name="T4"> </text:span><text:span text:style-name="T5">14|</text:span><text:span text:style-name="T3">S</text:span><text:span text:style-name="T5"> 10|</text:span><text:span text:style-name="T3">R</text:span><text:span text:style-name="T5"> 10|</text:span><text:span text:style-name="T3">T</text:span><text:span text:style-name="T5"> 14|</text:span><text:span text:style-name="T3">W</text:span><text:span text:style-name="T5"> 8|</text:span><text:span text:style-name="T3">P</text:span><text:span text:style-name="T5"> 8|</text:span><text:span text:style-name="T3">C</text:span><text:span text:style-name="T5"> 8</text:span></text:p>
          </table:table-cell>
        </table:table-row>
        <table:table-row>
          <table:table-cell table:style-name="Table7.A2" office:value-type="string">
            <text:p text:style-name="P4"/>
          </table:table-cell>
          <table:table-cell table:style-name="Table7.B2" office:value-type="string">
            <text:p text:style-name="P5"><text:span text:style-name="T7">CV</text:span><text:span text:style-name="T1"> 11|</text:span><text:span text:style-name="T7">mv</text:span><text:span text:style-name="T1"> 5|</text:span><text:span text:style-name="T7">ini</text:span><text:span text:style-name="T1"> 0|</text:span><text:span text:style-name="T7">HP</text:span><text:span text:style-name="T1"> 28(7)|</text:span><text:span text:style-name="T7">AV</text:span><text:span text:style-name="T1"> 1111|</text:span><text:span text:style-name="T7">DG</text:span><text:span text:style-name="T1"> 2d6+1</text:span></text:p>
          </table:table-cell>
        </table:table-row>
        <table:table-row>
          <table:table-cell table:style-name="Table7.A3" office:value-type="string">
            <text:p text:style-name="P4"/>
          </table:table-cell>
          <table:table-cell table:style-name="Table7.B3" office:value-type="string">
            <text:p text:style-name="P6">Wade In<text:span text:style-name="T8"> – </text:span><text:span text:style-name="T5">Make 1 hex move after attack if you stay in ZOC</text:span></text:p>
            <text:p text:style-name="P6"><text:span text:style-name="T6">Zone of Control</text:span><text:span text:style-name="T5"> – Count as 2 for purposes of engaging enemies</text:span></text:p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M1S</meta:editing-duration>
    <meta:editing-cycles>7</meta:editing-cycles>
    <meta:generator>OpenOffice/4.1.3$Win32 OpenOffice.org_project/413m1$Build-9783</meta:generator>
    <dc:date>2017-08-03T20:51:52.37</dc:date>
    <dc:creator>Chris Magoun</dc:creator>
    <meta:document-statistic meta:table-count="11" meta:image-count="0" meta:object-count="0" meta:page-count="2" meta:paragraph-count="65" meta:word-count="516" meta:character-count="2727"/>
    <meta:user-defined meta:name="Info 1"/>
    <meta:user-defined meta:name="Info 2"/>
    <meta:user-defined meta:name="Info 3"/>
    <meta:user-defined meta:name="Info 4"/>
  </office:meta>
</office:document-meta>
</file>